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hu" style:country-asian="HU"/>
    </style:style>
    <style:style style:name="P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hu" style:country-asian="HU"/>
    </style:style>
    <style:style style:name="P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1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2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3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4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  <style:style style:name="P5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hu" style:country-asian="HU"/>
    </style:style>
  </office:automatic-styles>
  <office:body>
    <office:text text:use-soft-page-breaks="true">
      <text:p text:style-name="P1">gyarak.html</text:p>
      <text:p text:style-name="Normál"/>
      <text:p text:style-name="Normál">&lt;!DOCTYPE html&gt;</text:p>
      <text:p text:style-name="Normál">&lt;html lang="hu"&gt;</text:p>
      <text:p text:style-name="Normál">&lt;head&gt;</text:p>
      <text:p text:style-name="Normál"><text:s text:c="4"/>&lt;meta charset="UTF-8"&gt;</text:p>
      <text:p text:style-name="Normál"><text:s text:c="4"/>&lt;meta http-equiv="X-UA-Compatible" content="IE=edge"&gt;</text:p>
      <text:p text:style-name="Normál"><text:s text:c="4"/>&lt;meta name="viewport" content="width=device-width, initial-scale=1.0"&gt;</text:p>
      <text:p text:style-name="Normál"><text:s text:c="4"/>&lt;title&gt;Elhagyott Gyárak&lt;/title&gt;</text:p>
      <text:p text:style-name="Normál"><text:s text:c="4"/>&lt;link rel="stylesheet" href="gyarak.css"&gt;</text:p>
      <text:p text:style-name="Normál">&lt;/head&gt;</text:p>
      <text:p text:style-name="Normál">&lt;body&gt;</text:p>
      <text:p text:style-name="Normál"><text:s text:c="4"/>&lt;div id="container"&gt; &lt;!--A tartalmat tartalmazó div--&gt;</text:p>
      <text:p text:style-name="Normál"><text:s text:c="8"/>&lt;div id="header"&gt; &lt;!--A főcím divet tartalmazó div--&gt;</text:p>
      <text:p text:style-name="Normál"><text:s text:c="12"/>&lt;div id="mainTitle"&gt; &lt;!--A főcímet tartalmazó div--&gt;</text:p>
      <text:p text:style-name="Normál"><text:s text:c="16"/>&lt;h1&gt;elhagyott gyárépületek&lt;/h1&gt;</text:p>
      <text:p text:style-name="Normál"><text:s text:c="12"/>&lt;/div&gt;</text:p>
      <text:p text:style-name="Normál"><text:s text:c="8"/>&lt;/div&gt;</text:p>
      <text:p text:style-name="Normál"><text:s text:c="8"/>&lt;div class="h3"&gt;</text:p>
      <text:p text:style-name="Normál"><text:s text:c="12"/>&lt;h3&gt;Parádsasvári üveggyár&lt;/h3&gt;</text:p>
      <text:p text:style-name="Normál"><text:s text:c="8"/>&lt;/div&gt;</text:p>
      <text:p text:style-name="Normál"><text:s text:c="8"/>&lt;hr&gt; &lt;!--Elválasztó csík--&gt;</text:p>
      <text:p text:style-name="Normál"><text:s text:c="12"/>&lt;p&gt;</text:p>
      <text:p text:style-name="Normál"><text:s text:c="16"/>&lt;img src="paradsasvaruveggyar.jpg" class="picture" id="parad" alt=""&gt;</text:p>
      <text:p text:style-name="Normál"><text:s text:c="16"/>A 2005-ben bezárt Parádsasvári Üveggyár hazánk egyik legrégebbi, a közel 300 évével szinte már történelmi jelentőséggel bíró gyára volt. Kezdete egészen a 18. század elejére vezethető vissza.</text:p>
      <text:p text:style-name="Normál"><text:s text:c="16"/>A gyár elődjét 1708-ban, 307 esztendővel ezelőtt alapította meg II. Rákóczi Ferenc fejedelem Parádóhután, a mostani helyétől kilométerekkel arrébb, ami két évre rá, 1710-ben már meg is épül.</text:p>
      <text:p text:style-name="Normál"><text:s text:c="12"/>&lt;/p&gt;</text:p>
      <text:p text:style-name="Normál"><text:s text:c="12"/>&lt;p&gt;</text:p>
      <text:p text:style-name="Normál"><text:s text:c="16"/>A kezdetekkor az üveggyártás fatüzeléssel működött, és ahogy az erdő fokozatosan „elfogyott” a gyár körül, úgy telepítették egyre odébb, mivel az akkori gazdasági számítások alapján kifizetődőbb volt az üzemet áttelepíteni, mint a tüzeléshez szükséges fát odaszállítani. Így került<text:s/><text:soft-page-break/>ezután az üzem Szuhahutára, Ötházhutára, aztán Fiskálihutára, majd pedig 1767-ben a végleges helyére: Parádsasvárra.</text:p>
      <text:p text:style-name="Normál"><text:s text:c="16"/>Az elkövetkezendő években fellendült az ipar, fejlődésnek indult az üveggyártás, és ahogy az emberek egyre jobban kitanulták a mesterséget és minőségi termékeket állítottak elő, úgy lett a parádi üveg egyre népszerűbb. A gyár termelésének fellendülését és többszöri bővítését ugyanakkor a hírűvé vált parádi gyógyvíz palackozása is befolyásolta. 1867 után már évente 3,6 millió palack hagyta el az üzemet!</text:p>
      <text:p text:style-name="Normál"><text:s text:c="16"/>A 20 század első évtizedeit kisebb megingásokkal átvészelte a gyár, de a második világégés már nyomot hagyott a történetében: a világháború kitörése után sorban szűntek meg a külföldi megrendelések, de a termelést ennek ellenére nem csökkentették.</text:p>
      <text:p text:style-name="Normál"><text:s text:c="12"/>&lt;/p&gt;</text:p>
      <text:p text:style-name="Normál"><text:s text:c="12"/>&lt;p&gt;</text:p>
      <text:p text:style-name="Normál"><text:s text:c="16"/>Megrendelések hiányában a gyár működését végül 1948. október 10-én beszüntették. Három évvel a leállás után a nagy keresletre való tekintettel, - hiszen a parádi üveg hírneve és minősége nem kopott meg - gyárat 1951-ben újra üzembe helyezték.</text:p>
      <text:p text:style-name="Normál"><text:s text:c="16"/>Végül a történelmi jelentőségű gyár nem érhette meg a 300. évét:</text:p>
      <text:p text:style-name="Normál"><text:s text:c="16"/>2005-ben, 297 évesen zárt be. A 300. évfordulója sem telt ünnepi módon: 2007-2008-ban elkezdték leszerelni a berendezéseket, elbontani az épületeket. Mára már csak az épületek egy része maradt meg.</text:p>
      <text:p text:style-name="Normál"><text:s text:c="12"/>&lt;/p&gt;</text:p>
      <text:p text:style-name="Normál"><text:s text:c="12"/>&lt;div class="h3"&gt;</text:p>
      <text:p text:style-name="Normál"><text:s text:c="16"/>&lt;h3&gt;Budai fésűsfonó&lt;/h3&gt;</text:p>
      <text:p text:style-name="Normál"><text:s text:c="12"/>&lt;/div&gt;</text:p>
      <text:p text:style-name="Normál"><text:s text:c="12"/>&lt;hr&gt;</text:p>
      <text:p text:style-name="Normál"><text:s text:c="12"/>&lt;p&gt;</text:p>
      <text:p text:style-name="Normál"><text:s text:c="16"/>&lt;img src="budaifesusfono.jpg" class="picture" id="budai" alt=""&gt;</text:p>
      <text:p text:style-name="Normál"><text:s text:c="16"/>A vállalat, mint az ország első fésűsfonó- és szövőipari üzeme új iparágat honosított meg hazánkban és a 20-as évek időszakában abszolút monopolhelyzetben volt a magyar piacon.<text:s/></text:p>
      <text:p text:style-name="Normál"><text:s text:c="12"/>&lt;/p&gt;</text:p>
      <text:p text:style-name="Normál"><text:s text:c="12"/>&lt;p&gt;</text:p>
      <text:p text:style-name="Normál"><text:s text:c="16"/>Igazi konkurenciával talán csak a 30-as évek közepétől szembesült a cég többek közt a Csepeli Fésűsfonógyár Rt. és a Magyar Posztógyár Rt. “személyében”.</text:p>
      <text:p text:style-name="Normál"><text:s text:c="16"/>A gyár 1944. decemberéig üzemelt, ezt követően bombatámadás érte és az 1945-ös szovjet-német összecsapásokat követően egészen 1952-ig a Szovjetunió tulajdonába került.<text:s/></text:p>
      <text:p text:style-name="Normál"><text:s text:c="12"/>&lt;/p&gt;</text:p>
      <text:p text:style-name="Normál"><text:s text:c="12"/>&lt;p&gt;</text:p>
      <text:soft-page-break/>
      <text:p text:style-name="Normál"><text:s text:c="16"/>1953-tól a gyár a Magyar Népköztársaság tulajdonába került és a 60-as években a nagy gyárösszevonások idején egybeolvasztották a kistarcsai Fésűsfonó gyárral. Az így létrejött nagyvállalat a 60-as 70-es években ismét kiemelten fontos szerepbe került a gyapjúiparban, ráadásul a Terlyster szövet gyártásának köszönhetően a cég nemzetközi szintű elismerésre is szert tett. A 90-es évek privatizációját követően viszont a gyár felszámolásra került.</text:p>
      <text:p text:style-name="Normál"><text:s text:c="12"/>&lt;/p&gt;</text:p>
      <text:p text:style-name="Normál"><text:s text:c="4"/>&lt;/div&gt;</text:p>
      <text:p text:style-name="Normál">&lt;/body&gt;</text:p>
      <text:p text:style-name="Normál">&lt;/html&gt;</text:p>
      <text:p text:style-name="Normál"/>
      <text:p text:style-name="P2">gyarak.css</text:p>
      <text:p text:style-name="Normál"/>
      <text:p text:style-name="P3">body {</text:p>
      <text:p text:style-name="P4"><text:s text:c="4"/>background-image: url("brick-wall.jpg"); /*Oldal hátterének a beállítása*/</text:p>
      <text:p text:style-name="P5"><text:s text:c="4"/>background-size: cover; /*Háttér kihúzása*/</text:p>
      <text:p text:style-name="P6"><text:s text:c="4"/>text-align: center; /*Tartalom középre igazítása*/</text:p>
      <text:p text:style-name="P7"><text:s text:c="4"/>color: white; /*Szöveg színe*/</text:p>
      <text:p text:style-name="P8"><text:s text:c="4"/>font-family: Verdana; /*Betűtípus*/</text:p>
      <text:p text:style-name="P9">}</text:p>
      <text:p text:style-name="P10">#container {</text:p>
      <text:p text:style-name="P11"><text:s text:c="4"/>margin-left: auto; /*Tartalom középre igazítása*/</text:p>
      <text:p text:style-name="P12"><text:s text:c="4"/>margin-right: auto; /*Tartalom középre igazítása*/</text:p>
      <text:p text:style-name="P13"><text:s text:c="4"/>width: 900px; /*Tartalom szélessége*/</text:p>
      <text:p text:style-name="P14"><text:s text:c="4"/>background-color: darksalmon; /*Tartalom háttérszíne*/</text:p>
      <text:p text:style-name="P15"><text:s text:c="4"/>padding-bottom: 30px; /*Eltartás az oldal aljától*/</text:p>
      <text:p text:style-name="P16">}</text:p>
      <text:p text:style-name="P17"/>
      <text:p text:style-name="P18">#header h1{</text:p>
      <text:p text:style-name="P19"><text:s text:c="4"/>margin-top: 30px; /*Fejléc eltartása az oldal tetejétől*/</text:p>
      <text:p text:style-name="P20"><text:s text:c="4"/>text-transform: uppercase; /*Cím nagybetűvel*/</text:p>
      <text:p text:style-name="P21"><text:s text:c="4"/>letter-spacing: 10px; /*Betűk közötti távolság*/</text:p>
      <text:p text:style-name="P22"><text:s text:c="4"/>padding-top: 30px; /*Eltartás az oldal tetejétől*/</text:p>
      <text:p text:style-name="P23"><text:s text:c="4"/>padding-bottom: 20px; /*Eltartás a tartalomtól*/</text:p>
      <text:p text:style-name="P24">}</text:p>
      <text:p text:style-name="P25"/>
      <text:p text:style-name="P26">hr {</text:p>
      <text:p text:style-name="P27"><text:s text:c="4"/>color: white; /*Elválasztó színe*/</text:p>
      <text:p text:style-name="P28">}</text:p>
      <text:p text:style-name="P29"/>
      <text:p text:style-name="P30">.h3 {</text:p>
      <text:p text:style-name="P31"><text:s text:c="4"/>text-align: left; /*Elhelyezés az oldalon*/</text:p>
      <text:p text:style-name="P32"><text:s text:c="4"/>padding-top: 20px; /*Eltartás a felső tartalomtól*/</text:p>
      <text:p text:style-name="P33">}</text:p>
      <text:p text:style-name="P34"/>
      <text:p text:style-name="P35">p {</text:p>
      <text:p text:style-name="P36"><text:s text:c="4"/>text-align: justify; /*Szöveg sorkizárt formátuma*/</text:p>
      <text:p text:style-name="P37"><text:s text:c="4"/>padding-left: 10px; /*Távolság az oldalaktól*/</text:p>
      <text:p text:style-name="P38"><text:s text:c="4"/>padding-right: 10px; /*Távolság az oldalaktól*/</text:p>
      <text:p text:style-name="P39">}</text:p>
      <text:p text:style-name="P40">.picture {</text:p>
      <text:p text:style-name="P41"><text:s text:c="4"/>width: 300px; /*Kép szélessége*/</text:p>
      <text:p text:style-name="P42"><text:s text:c="4"/>border: 1px solid black;/*Fekete keret a képen*/</text:p>
      <text:soft-page-break/>
      <text:p text:style-name="P43"><text:s text:c="4"/>padding: 2px; /*Keret eltartása a képtől*/</text:p>
      <text:p text:style-name="P44">}</text:p>
      <text:p text:style-name="P45">#parad {</text:p>
      <text:p text:style-name="P46"><text:s text:c="4"/>float: left; /*Elhelyezés az oldalon*/</text:p>
      <text:p text:style-name="P47"><text:s text:c="4"/>margin-right: 10px; /*Távolság a szövegtől*/</text:p>
      <text:p text:style-name="P48">}</text:p>
      <text:p text:style-name="P49"/>
      <text:p text:style-name="P50">#budai {</text:p>
      <text:p text:style-name="P51"><text:s text:c="4"/>float: right; /*Elhelyezés az oldalon*/</text:p>
      <text:p text:style-name="P52"><text:s text:c="4"/>margin-left: 10px; /*Távolság a szövegtől*/</text:p>
      <text:p text:style-name="P53">}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10-27T22:37:00Z</meta:creation-date>
    <dc:date>2021-10-27T22:42:00Z</dc:date>
    <meta:template xlink:href="Normal.dotm" xlink:type="simple"/>
    <meta:editing-cycles>2</meta:editing-cycles>
    <meta:editing-duration>PT300S</meta:editing-duration>
    <meta:document-statistic meta:page-count="4" meta:paragraph-count="11" meta:word-count="735" meta:character-count="5798" meta:row-count="42" meta:non-whitespace-character-count="5074"/>
  </office:meta>
</office:document-meta>
</file>